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f9d1" officeooo:paragraph-rsid="0004f9d1"/>
    </style:style>
    <style:style style:name="P2" style:family="paragraph" style:parent-style-name="Standard">
      <style:text-properties officeooo:rsid="0004f9d1" officeooo:paragraph-rsid="0006d402"/>
    </style:style>
    <style:style style:name="P3" style:family="paragraph" style:parent-style-name="Standard">
      <style:text-properties officeooo:rsid="0004f9d1" officeooo:paragraph-rsid="000b6eca"/>
    </style:style>
    <style:style style:name="P4" style:family="paragraph" style:parent-style-name="Standard">
      <style:paragraph-properties fo:margin-left="0.4925in" fo:text-indent="0in" style:auto-text-indent="false"/>
      <style:text-properties officeooo:rsid="0004f9d1" officeooo:paragraph-rsid="000b6eca"/>
    </style:style>
    <style:style style:name="P5" style:family="paragraph" style:parent-style-name="Standard">
      <style:paragraph-properties fo:margin-left="0in" fo:text-indent="0in" style:auto-text-indent="false"/>
      <style:text-properties officeooo:rsid="0004f9d1" officeooo:paragraph-rsid="000b6eca"/>
    </style:style>
    <style:style style:name="P6" style:family="paragraph" style:parent-style-name="Standard">
      <style:paragraph-properties fo:margin-left="0.4925in" fo:text-indent="0in" style:auto-text-indent="false"/>
      <style:text-properties officeooo:rsid="0004f9d1" officeooo:paragraph-rsid="000d173c"/>
    </style:style>
    <style:style style:name="P7" style:family="paragraph" style:parent-style-name="Standard">
      <style:text-properties officeooo:rsid="0004f9d1" officeooo:paragraph-rsid="000d173c"/>
    </style:style>
    <style:style style:name="P8" style:family="paragraph" style:parent-style-name="Standard">
      <style:paragraph-properties fo:margin-left="0.4925in" fo:text-indent="0in" style:auto-text-indent="false"/>
      <style:text-properties officeooo:rsid="0004f9d1" officeooo:paragraph-rsid="000ed800"/>
    </style:style>
    <style:style style:name="P9" style:family="paragraph" style:parent-style-name="Standard">
      <style:text-properties officeooo:rsid="0004f9d1" officeooo:paragraph-rsid="000ed800"/>
    </style:style>
    <style:style style:name="P10" style:family="paragraph" style:parent-style-name="Standard">
      <style:text-properties officeooo:rsid="0004f9d1" officeooo:paragraph-rsid="000f611f"/>
    </style:style>
    <style:style style:name="P11" style:family="paragraph" style:parent-style-name="Standard">
      <style:paragraph-properties fo:margin-left="0.4925in" fo:text-indent="0in" style:auto-text-indent="false"/>
      <style:text-properties officeooo:rsid="0004f9d1" officeooo:paragraph-rsid="000f611f"/>
    </style:style>
    <style:style style:name="P12" style:family="paragraph" style:parent-style-name="Standard">
      <style:paragraph-properties fo:margin-left="0in" fo:text-indent="0in" style:auto-text-indent="false"/>
      <style:text-properties officeooo:rsid="0004f9d1" officeooo:paragraph-rsid="000f611f"/>
    </style:style>
    <style:style style:name="T1" style:family="text">
      <style:text-properties officeooo:rsid="0006d402"/>
    </style:style>
    <style:style style:name="T2" style:family="text">
      <style:text-properties officeooo:rsid="0008cade"/>
    </style:style>
    <style:style style:name="T3" style:family="text">
      <style:text-properties officeooo:rsid="000b6eca"/>
    </style:style>
    <style:style style:name="T4" style:family="text">
      <style:text-properties officeooo:rsid="000d173c"/>
    </style:style>
    <style:style style:name="T5" style:family="text">
      <style:text-properties officeooo:rsid="000ed800"/>
    </style:style>
    <style:style style:name="T6" style:family="text">
      <style:text-properties officeooo:rsid="000f61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&lt;<text:span text:style-name="T5">label</text:span><text:span text:style-name="T3">&gt;</text:span>For 1-bit you can choose 2 values:&lt;/<text:span text:style-name="T5">label</text:span><text:span text:style-name="T3">&gt;</text:span> <text:s text:c="3"/><text:tab/></text:p>
      <text:p text:style-name="P3">&lt;<text:span text:style-name="T3">tr&gt;</text:span></text:p>
      <text:p text:style-name="P4"><text:span text:style-name="T3">&lt;td&gt;</text:span>dot&lt;/<text:span text:style-name="T3">td&gt;</text:span></text:p>
      <text:p text:style-name="P4"><text:span text:style-name="T3">&lt;td&gt;</text:span>dash&lt;/<text:span text:style-name="T3">td&gt;</text:span></text:p>
      <text:p text:style-name="P5">&lt;/<text:span text:style-name="T3">tr&gt;</text:span></text:p>
      <text:p text:style-name="P3">&lt;<text:span text:style-name="T3">tr&gt;</text:span></text:p>
      <text:p text:style-name="P4"><text:span text:style-name="T3">&lt;td&gt;</text:span>E&lt;/<text:span text:style-name="T3">td&gt;</text:span></text:p>
      <text:p text:style-name="P4"><text:span text:style-name="T3">&lt;td&gt;</text:span>T&lt;/<text:span text:style-name="T3">td&gt;</text:span></text:p>
      <text:p text:style-name="P5">&lt;/<text:span text:style-name="T3">tr&gt;</text:span> </text:p>
      <text:p text:style-name="P5"/>
      <text:p text:style-name="P5"><text:s text:c="2"/></text:p>
      <text:p text:style-name="P1"/>
      <text:p text:style-name="P9">&lt;<text:span text:style-name="T5">label</text:span><text:span text:style-name="T3">&gt;</text:span>For 2-bits you can choose 4 values:&lt;/<text:span text:style-name="T5">label</text:span><text:span text:style-name="T3">&gt;</text:span> <text:s/></text:p>
      <text:p text:style-name="P3">&lt;<text:span text:style-name="T3">tr&gt;</text:span></text:p>
      <text:p text:style-name="P6"><text:span text:style-name="T3">&lt;td&gt;</text:span>dot <text:s/>dot&lt;/<text:span text:style-name="T3">td&gt;</text:span></text:p>
      <text:p text:style-name="P6"><text:span text:style-name="T3">&lt;td&gt;</text:span>dot <text:s/>dash&lt;/<text:span text:style-name="T3">td&gt;</text:span></text:p>
      <text:p text:style-name="P6"><text:span text:style-name="T3">&lt;td&gt;</text:span>dash <text:s/>dot&lt;/<text:span text:style-name="T3">td&gt;</text:span></text:p>
      <text:p text:style-name="P6"><text:span text:style-name="T3">&lt;td&gt;</text:span>dash <text:s/>dash&lt;/<text:span text:style-name="T3">td&gt;</text:span> </text:p>
      <text:p text:style-name="P5">&lt;/<text:span text:style-name="T4">tr&gt;</text:span></text:p>
      <text:p text:style-name="P7">&lt;<text:span text:style-name="T3">tr&gt;</text:span></text:p>
      <text:p text:style-name="P6"><text:span text:style-name="T3">&lt;td&gt;</text:span>I&lt;/<text:span text:style-name="T3">td&gt;</text:span></text:p>
      <text:p text:style-name="P6"><text:span text:style-name="T3">&lt;td&gt;</text:span>A&lt;/<text:span text:style-name="T3">td&gt;</text:span></text:p>
      <text:p text:style-name="P6"><text:span text:style-name="T3">&lt;td&gt;</text:span>N&lt;/<text:span text:style-name="T3">td&gt;</text:span></text:p>
      <text:p text:style-name="P6"><text:span text:style-name="T3">&lt;td&gt;</text:span>M&lt;/<text:span text:style-name="T3">td&gt;</text:span> </text:p>
      <text:p text:style-name="P3">&lt;/<text:span text:style-name="T4">tr&gt;</text:span></text:p>
      <text:p text:style-name="P3"/>
      <text:p text:style-name="P3"/>
      <text:p text:style-name="P3"/>
      <text:p text:style-name="P9">&lt;<text:span text:style-name="T5">label</text:span><text:span text:style-name="T3">&gt;</text:span>For <text:span text:style-name="T3">3</text:span>-bits you can choose <text:span text:style-name="T3">8</text:span> values:&lt;/<text:span text:style-name="T5">label</text:span><text:span text:style-name="T3">&gt;</text:span> <text:s/></text:p>
      <text:p text:style-name="P3">&lt;<text:span text:style-name="T3">tr&gt;</text:span></text:p>
      <text:p text:style-name="P4"><text:span text:style-name="T3">&lt;td&gt;</text:span>dot dot dot&lt;/<text:span text:style-name="T3">td&gt;</text:span></text:p>
      <text:p text:style-name="P8"><text:span text:style-name="T3">&lt;td&gt;</text:span>dot dot dash&lt;/<text:span text:style-name="T3">td&gt;</text:span></text:p>
      <text:p text:style-name="P8"><text:span text:style-name="T3">&lt;td&gt;</text:span>dot dash dot&lt;/<text:span text:style-name="T3">td&gt;</text:span></text:p>
      <text:p text:style-name="P8"><text:span text:style-name="T3">&lt;td&gt;</text:span>dash dot dot&lt;/<text:span text:style-name="T3">td&gt;</text:span></text:p>
      <text:p text:style-name="P8"><text:span text:style-name="T3">&lt;td&gt;</text:span><text:span text:style-name="T5">dot </text:span>dash dash&lt;/<text:span text:style-name="T3">td&gt;</text:span></text:p>
      <text:p text:style-name="P8"><text:span text:style-name="T3">&lt;td&gt;</text:span>dash dot dash&lt;/<text:span text:style-name="T3">td&gt;</text:span></text:p>
      <text:p text:style-name="P8"><text:span text:style-name="T3">&lt;td&gt;</text:span>dash <text:span text:style-name="T5">dash</text:span> dot&lt;/<text:span text:style-name="T3">td&gt;</text:span></text:p>
      <text:p text:style-name="P8"><text:span text:style-name="T3">&lt;td&gt;</text:span>dash <text:s/>dash <text:span text:style-name="T5">dash</text:span>&lt;/<text:span text:style-name="T3">td&gt;</text:span></text:p>
      <text:p text:style-name="P3">&lt;/<text:span text:style-name="T5">tr&gt;</text:span></text:p>
      <text:p text:style-name="P3"/>
      <text:p text:style-name="P9">&lt;<text:span text:style-name="T3">tr&gt;</text:span></text:p>
      <text:p text:style-name="P8"><text:span text:style-name="T3">&lt;td&gt;</text:span><text:span text:style-name="T5">S</text:span>&lt;/<text:span text:style-name="T3">td&gt;</text:span></text:p>
      <text:p text:style-name="P8"><text:span text:style-name="T3">&lt;td&gt;</text:span><text:span text:style-name="T5">U</text:span>&lt;/<text:span text:style-name="T3">td&gt;</text:span></text:p>
      <text:p text:style-name="P8"><text:span text:style-name="T3">&lt;td&gt;</text:span><text:span text:style-name="T5">R</text:span>&lt;/<text:span text:style-name="T3">td&gt;</text:span></text:p>
      <text:p text:style-name="P8"><text:span text:style-name="T3">&lt;td&gt;</text:span><text:span text:style-name="T5">D</text:span>&lt;/<text:span text:style-name="T3">td&gt;</text:span></text:p>
      <text:p text:style-name="P8"><text:span text:style-name="T3">&lt;td&gt;</text:span><text:span text:style-name="T5">G</text:span>&lt;/<text:span text:style-name="T3">td&gt;</text:span></text:p>
      <text:p text:style-name="P8"><text:span text:style-name="T3">&lt;td&gt;</text:span><text:span text:style-name="T5">K</text:span>&lt;/<text:span text:style-name="T3">td&gt;</text:span></text:p>
      <text:p text:style-name="P8"><text:span text:style-name="T3">&lt;td&gt;</text:span><text:span text:style-name="T5">W</text:span>&lt;/<text:span text:style-name="T3">td&gt;</text:span></text:p>
      <text:p text:style-name="P8"><text:span text:style-name="T3">&lt;td&gt;</text:span><text:span text:style-name="T5">O</text:span>&lt;/<text:span text:style-name="T3">td&gt;</text:span> <text:s text:c="3"/><text:tab/> <text:tab/></text:p>
      <text:p text:style-name="P1">&lt;/<text:span text:style-name="T5">tr&gt;</text:span><text:tab/><text:tab/><text:tab/><text:tab/></text:p>
      <text:p text:style-name="P1"><text:s text:c="69"/><text:tab/></text:p>
      <text:p text:style-name="P1"><text:tab/><text:tab/><text:tab/><text:tab/><text:tab/> </text:p>
      <text:p text:style-name="P1"><text:s text:c="4"/></text:p>
      <text:p text:style-name="P1"/>
      <text:p text:style-name="P9">&lt;<text:span text:style-name="T5">label&gt;</text:span>For 4-bits you can choose 16 values: We already have 1<text:span text:style-name="T3">4</text:span> so only need 1<text:span text:style-name="T3">2</text:span> more!&lt;/<text:span text:style-name="T5">label&gt;</text:span> </text:p>
      <text:p text:style-name="P10"><text:s/></text:p>
      <text:p text:style-name="P10">&lt;<text:span text:style-name="T3">tr&gt;</text:span></text:p>
      <text:p text:style-name="P11"><text:span text:style-name="T3">&lt;td&gt;</text:span>dot dot dot dot &lt;/<text:span text:style-name="T3">td&gt;</text:span></text:p>
      <text:p text:style-name="P11"><text:span text:style-name="T3">&lt;td&gt;</text:span>dot dot dot dash &lt;/<text:span text:style-name="T3">td&gt;</text:span></text:p>
      <text:p text:style-name="P11"><text:span text:style-name="T3">&lt;td&gt;</text:span>dot dot dash dot &lt;/<text:span text:style-name="T3">td&gt;</text:span></text:p>
      <text:p text:style-name="P11"><text:span text:style-name="T3">&lt;td&gt;</text:span>dot dash dot dot&lt;/<text:span text:style-name="T3">td&gt;</text:span></text:p>
      <text:p text:style-name="P11"><text:span text:style-name="T3">&lt;td&gt;</text:span>dash dot dot dot&lt;/<text:span text:style-name="T3">td&gt;</text:span></text:p>
      <text:p text:style-name="P11"><text:span text:style-name="T3">&lt;td&gt;</text:span>dot dot dash dash&lt;/<text:span text:style-name="T3">td&gt;</text:span></text:p>
      <text:p text:style-name="P11"><text:span text:style-name="T3">&lt;td&gt;</text:span>dot dash dot dash&lt;/<text:span text:style-name="T3">td&gt;</text:span></text:p>
      <text:p text:style-name="P11"><text:span text:style-name="T3">&lt;td&gt;</text:span>dash dot dot dash&lt;/<text:span text:style-name="T3">td&gt;</text:span></text:p>
      <text:p text:style-name="P11"><text:span text:style-name="T3">&lt;td&gt;</text:span>dot <text:span text:style-name="T1">dash </text:span>dash dot&lt;/<text:span text:style-name="T3">td&gt;</text:span></text:p>
      <text:p text:style-name="P11"><text:span text:style-name="T3">&lt;td&gt;</text:span><text:span text:style-name="T1">dash dot</text:span> dash dot&lt;/<text:span text:style-name="T3">td&gt;</text:span></text:p>
      <text:p text:style-name="P11"><text:span text:style-name="T3">&lt;td&gt;</text:span><text:span text:style-name="T1">dash dash dot dot</text:span>&lt;/<text:span text:style-name="T3">td&gt;</text:span></text:p>
      <text:p text:style-name="P11"><text:span text:style-name="T3">&lt;td&gt;</text:span>dot dash dash dash&lt;/<text:span text:style-name="T3">td&gt;</text:span></text:p>
      <text:p text:style-name="P11"><text:span text:style-name="T3">&lt;td&gt;</text:span>dash dot dash dash&lt;/<text:span text:style-name="T3">td&gt;</text:span></text:p>
      <text:p text:style-name="P11"><text:span text:style-name="T3">&lt;td&gt;</text:span>dash dash dot dash&lt;/<text:span text:style-name="T3">td&gt;</text:span></text:p>
      <text:p text:style-name="P11"><text:span text:style-name="T3">&lt;td&gt;</text:span>dash dash dash dot&lt;/<text:span text:style-name="T3">td&gt;</text:span></text:p>
      <text:p text:style-name="P11">&lt;<text:span text:style-name="T6">td&gt;</text:span>dash dash dash dash<text:span text:style-name="T6">&lt;/td&gt;</text:span></text:p>
      <text:p text:style-name="P12">&lt;/<text:span text:style-name="T6">tr&gt;</text:span></text:p>
      <text:p text:style-name="P10">&lt;<text:span text:style-name="T3">tr&gt;</text:span></text:p>
      <text:p text:style-name="P11"><text:span text:style-name="T3">&lt;td&gt;</text:span><text:span text:style-name="T2">H </text:span>&lt;/<text:span text:style-name="T3">td&gt;</text:span></text:p>
      <text:p text:style-name="P11"><text:span text:style-name="T3">&lt;td&gt;</text:span><text:span text:style-name="T2">V</text:span>&lt;/<text:span text:style-name="T3">td&gt;</text:span></text:p>
      <text:p text:style-name="P11"><text:span text:style-name="T3">&lt;td&gt;</text:span><text:span text:style-name="T2">F</text:span>&lt;/<text:span text:style-name="T3">td&gt;</text:span></text:p>
      <text:p text:style-name="P11"><text:span text:style-name="T3">&lt;td&gt;</text:span><text:span text:style-name="T2">L</text:span>&lt;/<text:span text:style-name="T3">td&gt;</text:span></text:p>
      <text:p text:style-name="P11"><text:span text:style-name="T3">&lt;td&gt;</text:span><text:span text:style-name="T2">B</text:span>&lt;/<text:span text:style-name="T3">td&gt;</text:span></text:p>
      <text:p text:style-name="P11"><text:span text:style-name="T3">&lt;td&gt;</text:span><text:span text:style-name="T2">-</text:span>&lt;/<text:span text:style-name="T3">td&gt;</text:span></text:p>
      <text:p text:style-name="P11"><text:span text:style-name="T3">&lt;td&gt;</text:span><text:span text:style-name="T2">-</text:span>&lt;/<text:span text:style-name="T3">td&gt;</text:span></text:p>
      <text:p text:style-name="P11"><text:span text:style-name="T3">&lt;td&gt;</text:span><text:span text:style-name="T2">X</text:span>&lt;/<text:span text:style-name="T3">td&gt;</text:span></text:p>
      <text:p text:style-name="P11"><text:span text:style-name="T3">&lt;td&gt;</text:span><text:span text:style-name="T2">P</text:span>&lt;/<text:span text:style-name="T3">td&gt;</text:span></text:p>
      <text:p text:style-name="P11"><text:span text:style-name="T3">&lt;td&gt;</text:span><text:span text:style-name="T2">C</text:span>&lt;/<text:span text:style-name="T3">td&gt;</text:span></text:p>
      <text:p text:style-name="P11"><text:span text:style-name="T3">&lt;td&gt;</text:span><text:span text:style-name="T2">Z</text:span>&lt;/<text:span text:style-name="T3">td&gt;</text:span></text:p>
      <text:p text:style-name="P11"><text:span text:style-name="T3">&lt;td&gt;</text:span><text:span text:style-name="T2">J</text:span>&lt;/<text:span text:style-name="T3">td&gt;</text:span></text:p>
      <text:p text:style-name="P11"><text:span text:style-name="T3">&lt;td&gt;</text:span><text:span text:style-name="T2">Y</text:span>&lt;/<text:span text:style-name="T3">td&gt;</text:span></text:p>
      <text:p text:style-name="P11"><text:span text:style-name="T3">&lt;td&gt;</text:span><text:span text:style-name="T2">Q</text:span>&lt;/<text:span text:style-name="T3">td&gt;</text:span></text:p>
      <text:p text:style-name="P11"><text:span text:style-name="T3">&lt;td&gt;</text:span><text:span text:style-name="T2">-</text:span>&lt;/<text:span text:style-name="T3">td&gt;</text:span></text:p>
      <text:p text:style-name="P11"><text:span text:style-name="T3">&lt;td&gt;</text:span><text:span text:style-name="T2">-</text:span>&lt;/<text:span text:style-name="T3">td&gt;</text:span></text:p>
      <text:p text:style-name="P12">&lt;/<text:span text:style-name="T6">tr&gt;</text:span> <text:s text:c="3"/><text:span text:style-name="T2"><text:s text:c="125"/>- <text:s text:c="2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6in" fo:page-height="26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08:21:24.483000000</meta:creation-date>
    <dc:date>2024-11-28T12:10:35.889000000</dc:date>
    <meta:editing-duration>PT1H21M22S</meta:editing-duration>
    <meta:editing-cycles>7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85" meta:word-count="186" meta:character-count="1562" meta:non-whitespace-character-count="1194"/>
  </office:meta>
</office:document-meta>
</file>